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</style:style>
    <style:style style:name="P2" style:parent-style-name="ListParagraph" style:family="paragraph"/>
    <style:style style:name="P3" style:parent-style-name="ListParagraph" style:family="paragraph"/>
    <style:style style:name="P4" style:parent-style-name="ListParagraph" style:family="paragraph"/>
    <style:style style:name="P5" style:parent-style-name="ListParagraph" style:family="paragraph"/>
    <style:style style:name="P6" style:parent-style-name="ListParagraph" style:family="paragraph"/>
    <style:style style:name="P7" style:parent-style-name="ListParagraph" style:family="paragraph"/>
    <style:style style:name="P8" style:parent-style-name="ListParagraph" style:family="paragraph"/>
    <style:style style:name="P9" style:parent-style-name="ListParagraph" style:family="paragraph"/>
    <style:style style:name="P10" style:parent-style-name="Normal" style:family="paragraph">
      <style:paragraph-properties fo:break-before="page"/>
    </style:style>
    <style:style style:name="P11" style:parent-style-name="Normal" style:family="paragraph">
      <style:paragraph-properties fo:break-before="page"/>
      <style:text-properties fo:hyphenate="true"/>
    </style:style>
  </office:automatic-styles>
  <office:body>
    <office:text text:use-soft-page-breaks="true">
      <text:h text:style-name="P1" text:outline-level="1">Time manipulatin engine</text:h>
      <text:p text:style-name="Normal"/>
      <text:p text:style-name="Normal">Podstawowe funkcjonalności silnika które muszą zostań spełnione:</text:p>
      <text:list text:style-name="LFO1" text:continue-numbering="true">
        <text:list-item>
          <text:p text:style-name="P2">Fizyka oparta na świecie 2d z możliwością wprowadzenia tła 2,5D.</text:p>
        </text:list-item>
        <text:list-item>
          <text:p text:style-name="P3">Możliwość cofnięcia czasu<text:s/>obiektom w grze (nie zawsze wszystkim)</text:p>
        </text:list-item>
        <text:list-item>
          <text:p text:style-name="P4">Modelowanie poziomów z wykorzystaniem edytora 2D</text:p>
        </text:list-item>
        <text:list-item>
          <text:p text:style-name="P5">Implementacja cutscene. Możliwość łatwego wplecenia ich w środek rozgrywki.</text:p>
        </text:list-item>
        <text:list-item>
          <text:p text:style-name="P6">Łatwa separacja poziomów.</text:p>
        </text:list-item>
        <text:list-item>
          <text:p text:style-name="P7">Obsługa klawiatury + pada od xbox i playstation.</text:p>
        </text:list-item>
        <text:list-item>
          <text:p text:style-name="P8">Możliwość manipulacji grafiką low/medium/hard (Parametryzacja) + rozdzielczość (ogarnąć co stremerzy lubia najbardziej)</text:p>
        </text:list-item>
        <text:list-item>
          <text:p text:style-name="P9">Grafika cukierkowa</text:p>
        </text:list-item>
      </text:list>
      <text:p text:style-name="P10"/>
      <text:soft-page-break/>
      <text:h text:style-name="Heading1" text:outline-level="1">Cele programistyczne</text:h>
      <text:p text:style-name="Normal">-Wygenerowanie okna w pełni skalowalnego i łatwego do zarządzanie, możliwość generacji okna zarówno dla open gl jak i directx.</text:p>
      <text:p text:style-name="Normal">- podstawowe renderowanie obiektów 2d.</text:p>
      <text:p text:style-name="Normal">- Podstawowy ruch postaci</text:p>
      <text:p text:style-name="Normal">- pojedyncza plasta ala mario bors.</text:p>
      <text:p text:style-name="ListParagraph"/>
      <text:p text:style-name="P11"/>
      <text:soft-page-break/>
      <text:h text:style-name="Heading1" text:outline-level="1">Cele dokumentacyjne</text:h>
      <text:p text:style-name="ListParagraph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text-align="center" fo:margin-top="0.1666in" fo:margin-bottom="0in"/>
      <style:text-properties style:font-name="Times New Roman" style:font-name-asian="Times New Roman" fo:font-weight="bold" style:font-weight-asian="bold" fo:color="#2F5496" fo:font-size="36pt" style:font-size-asian="36pt" style:font-size-complex="3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fo:color="#2F5496" fo:font-size="36pt" style:font-size-asian="36pt" style:font-size-complex="36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oger Skrzypczyk</meta:initial-creator>
    <dc:creator>Roger Skrzypczyk</dc:creator>
    <meta:creation-date>2017-05-10T21:09:00Z</meta:creation-date>
    <dc:date>2017-05-17T12:36:00Z</dc:date>
    <meta:template xlink:href="Normal.dotm" xlink:type="simple"/>
    <meta:editing-cycles>7</meta:editing-cycles>
    <meta:editing-duration>PT3360S</meta:editing-duration>
    <meta:document-statistic meta:page-count="3" meta:paragraph-count="1" meta:word-count="119" meta:character-count="833" meta:row-count="5" meta:non-whitespace-character-count="715"/>
  </office:meta>
</office:document-meta>
</file>